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30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6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66c"/>
    </style:style>
    <style:style style:name="ce8" style:family="table-cell" style:parent-style-name="Default" style:data-style-name="N0">
      <style:text-properties fo:color="#2e3436" style:text-outline="false" style:text-line-through-style="none" style:text-line-through-type="none" style:font-name="Cantarell" fo:font-size="6.40000009536743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é&quot;" style:apply-style-name="cf3" style:base-cell-address="Assignació.E4"/>
      <style:map style:condition="cell-content()=&quot;Acceptable&quot;" style:apply-style-name="cf1" style:base-cell-address="Assignació.E4"/>
      <style:map style:condition="cell-content()=&quot;Alerta&quot;" style:apply-style-name="cf2" style:base-cell-address="Assignació.E4"/>
      <style:map style:condition="cell-content()=&quot;MALAMENT&quot;" style:apply-style-name="cf4" style:base-cell-address="Assignació.E4"/>
    </style:style>
    <style:style style:name="ce4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able-cell-properties fo:background-color="#ffc000"/>
    </style:style>
  </office:automatic-styles>
  <office:body>
    <office:spreadsheet>
      <table:calculation-settings table:automatic-find-labels="false" table:use-regular-expressions="false" table:use-wildcards="true"/>
      <table:table table:name="Assignació" table:style-name="ta1">
        <table:table-column table:style-name="co1" table:number-columns-repeated="16" table:default-cell-style-name="ce6"/>
        <table:table-column table:style-name="co2" table:number-columns-repeated="1008" table:default-cell-style-name="ce6"/>
        <table:table-row table:style-name="ro1">
          <table:table-cell office:value-type="string" calcext:value-type="string">
            <text:p>Assignació de pi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SP1</text:p>
          </table:table-cell>
          <table:table-cell office:value-type="string" calcext:value-type="string">
            <text:p>ESP2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Alerta</text:p>
          </table:table-cell>
          <table:table-cell table:number-columns-repeated="6"/>
          <table:table-cell office:value-type="string" calcext:value-type="string">
            <text:p>Pin</text:p>
          </table:table-cell>
          <table:table-cell office:value-type="string" calcext:value-type="string">
            <text:p>Acceptable I</text:p>
          </table:table-cell>
          <table:table-cell office:value-type="string" calcext:value-type="string">
            <text:p>Acceptable O</text:p>
          </table:table-cell>
          <table:table-cell office:value-type="string" calcext:value-type="string">
            <text:p>Comentari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EMP.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1" table:formula="of:=IF([.C4];LOOKUP([.C4];[.M$4:.M$29];IF([.B4]=&quot;I&quot;;[.N$4:.N$29];[.O$4:.O$29]));IF([.D4];LOOKUP([.D4];[.M$4:.M$29];IF([.B4]=&quot;I&quot;;[.N$4:.N$29];[.O$4:.O$29]));&quot;&quot;))" office:value-type="string" office:string-value="Bé" calcext:value-type="string">
            <text:p>Bé</text:p>
          </table:table-cell>
          <table:table-cell table:formula="of:=IF([.E4]=&quot;Bé&quot;;&quot;&quot;;IF([.C4];LOOKUP([.C4];[.M$4:.M$29];[.P$4:.P$29]);IF([.D4];LOOKUP([.D4];[.M$4:.M$29];[.P$4:.P$29]);&quot;&quot;)))">
            <text:p/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Alerta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Sortida PWM en arrencar, pullup que per programar cal que pugui ser al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SABLE</text:p>
          </table:table-cell>
          <table:table-cell office:value-type="string" calcext:value-type="string">
            <text:p>O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1" table:formula="of:=IF([.C5];LOOKUP([.C5];[.M$4:.M$29];IF([.B5]=&quot;I&quot;;[.N$4:.N$29];[.O$4:.O$29]));IF([.D5];LOOKUP([.D5];[.M$4:.M$29];IF([.B5]=&quot;I&quot;;[.N$4:.N$29];[.O$4:.O$29]));&quot;&quot;))" office:value-type="string" office:string-value="Bé" calcext:value-type="string">
            <text:p>Bé</text:p>
          </table:table-cell>
          <table:table-cell table:formula="of:=IF([.E5]=&quot;Bé&quot;;&quot;&quot;;IF([.C5];LOOKUP([.C5];[.M$4:.M$29];[.P$4:.P$29]);IF([.D5];LOOKUP([.D5];[.M$4:.M$29];[.P$4:.P$29]);&quot;&quot;)))">
            <text:p/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ALAMENT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TX per comunicacions, sortida en arrencar,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1A</text:p>
          </table:table-cell>
          <table:table-cell office:value-type="string" calcext:value-type="string">
            <text:p>O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1" table:formula="of:=IF([.C6];LOOKUP([.C6];[.M$4:.M$29];IF([.B6]=&quot;I&quot;;[.N$4:.N$29];[.O$4:.O$29]));IF([.D6];LOOKUP([.D6];[.M$4:.M$29];IF([.B6]=&quot;I&quot;;[.N$4:.N$29];[.O$4:.O$29]));&quot;&quot;))" office:value-type="string" office:string-value="Bé" calcext:value-type="string">
            <text:p>Bé</text:p>
          </table:table-cell>
          <table:table-cell table:formula="of:=IF([.E6]=&quot;Bé&quot;;&quot;&quot;;IF([.C6];LOOKUP([.C6];[.M$4:.M$29];[.P$4:.P$29]);IF([.D6];LOOKUP([.D6];[.M$4:.M$29];[.P$4:.P$29]);&quot;&quot;)))">
            <text:p/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Bé</text:p>
          </table:table-cell>
          <table:table-cell office:value-type="string" calcext:value-type="string">
            <text:p>LED incorporat, cal que pugui ser LOW per programa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1B</text:p>
          </table:table-cell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" table:formula="of:=IF([.C7];LOOKUP([.C7];[.M$4:.M$29];IF([.B7]=&quot;I&quot;;[.N$4:.N$29];[.O$4:.O$29]));IF([.D7];LOOKUP([.D7];[.M$4:.M$29];IF([.B7]=&quot;I&quot;;[.N$4:.N$29];[.O$4:.O$29]));&quot;&quot;))" office:value-type="string" office:string-value="Acceptable" calcext:value-type="string">
            <text:p>Acceptable</text:p>
          </table:table-cell>
          <table:table-cell table:formula="of:=IF([.E7]=&quot;Bé&quot;;&quot;&quot;;IF([.C7];LOOKUP([.C7];[.M$4:.M$29];[.P$4:.P$29]);IF([.D7];LOOKUP([.D7];[.M$4:.M$29];[.P$4:.P$29]);&quot;&quot;)))" office:value-type="string" office:string-value="sortida PWM en arrencar" calcext:value-type="string">
            <text:p>sortida PWM en arrencar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MALAMENT</text:p>
          </table:table-cell>
          <table:table-cell office:value-type="string" calcext:value-type="string">
            <text:p>RX, només entrada, alt en arrenca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2A</text:p>
          </table:table-cell>
          <table:table-cell office:value-type="string" calcext:value-type="string">
            <text:p>O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1" table:formula="of:=IF([.C8];LOOKUP([.C8];[.M$4:.M$29];IF([.B8]=&quot;I&quot;;[.N$4:.N$29];[.O$4:.O$29]));IF([.D8];LOOKUP([.D8];[.M$4:.M$29];IF([.B8]=&quot;I&quot;;[.N$4:.N$29];[.O$4:.O$29]));&quot;&quot;))" office:value-type="string" office:string-value="Bé" calcext:value-type="string">
            <text:p>Bé</text:p>
          </table:table-cell>
          <table:table-cell table:formula="of:=IF([.E8]=&quot;Bé&quot;;&quot;&quot;;IF([.C8];LOOKUP([.C8];[.M$4:.M$29];[.P$4:.P$29]);IF([.D8];LOOKUP([.D8];[.M$4:.M$29];[.P$4:.P$29]);&quot;&quot;)))">
            <text:p/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N2B</text:p>
          </table:table-cell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1" table:formula="of:=IF([.C9];LOOKUP([.C9];[.M$4:.M$29];IF([.B9]=&quot;I&quot;;[.N$4:.N$29];[.O$4:.O$29]));IF([.D9];LOOKUP([.D9];[.M$4:.M$29];IF([.B9]=&quot;I&quot;;[.N$4:.N$29];[.O$4:.O$29]));&quot;&quot;))" office:value-type="string" office:string-value="Bé" calcext:value-type="string">
            <text:p>Bé</text:p>
          </table:table-cell>
          <table:table-cell table:formula="of:=IF([.E9]=&quot;Bé&quot;;&quot;&quot;;IF([.C9];LOOKUP([.C9];[.M$4:.M$29];[.P$4:.P$29]);IF([.D9];LOOKUP([.D9];[.M$4:.M$29];[.P$4:.P$29]);&quot;&quot;)))">
            <text:p/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Bé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sortida PWM en arrencar, cal que sigui alt en arrenca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3A</text:p>
          </table:table-cell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/>
          </table:table-cell>
          <table:table-cell table:style-name="ce11" table:formula="of:=IF([.C10];LOOKUP([.C10];[.M$4:.M$29];IF([.B10]=&quot;I&quot;;[.N$4:.N$29];[.O$4:.O$29]));IF([.D10];LOOKUP([.D10];[.M$4:.M$29];IF([.B10]=&quot;I&quot;;[.N$4:.N$29];[.O$4:.O$29]));&quot;&quot;))" office:value-type="string" office:string-value="Bé" calcext:value-type="string">
            <text:p>Bé</text:p>
          </table:table-cell>
          <table:table-cell table:formula="of:=IF([.E10]=&quot;Bé&quot;;&quot;&quot;;IF([.C10];LOOKUP([.C10];[.M$4:.M$29];[.P$4:.P$29]);IF([.D10];LOOKUP([.D10];[.M$4:.M$29];[.P$4:.P$29]);&quot;&quot;)))">
            <text:p/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Bé</text:p>
          </table:table-cell>
          <table:table-cell office:value-type="string" calcext:value-type="string">
            <text:p>cal que sigui baix en arrenca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3B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1" table:formula="of:=IF([.C11];LOOKUP([.C11];[.M$4:.M$29];IF([.B11]=&quot;I&quot;;[.N$4:.N$29];[.O$4:.O$29]));IF([.D11];LOOKUP([.D11];[.M$4:.M$29];IF([.B11]=&quot;I&quot;;[.N$4:.N$29];[.O$4:.O$29]));&quot;&quot;))" office:value-type="string" office:string-value="Bé" calcext:value-type="string">
            <text:p>Bé</text:p>
          </table:table-cell>
          <table:table-cell table:formula="of:=IF([.E11]=&quot;Bé&quot;;&quot;&quot;;IF([.C11];LOOKUP([.C11];[.M$4:.M$29];[.P$4:.P$29]);IF([.D11];LOOKUP([.D11];[.M$4:.M$29];[.P$4:.P$29]);&quot;&quot;)))">
            <text:p/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N4A</text:p>
          </table:table-cell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1" table:formula="of:=IF([.C12];LOOKUP([.C12];[.M$4:.M$29];IF([.B12]=&quot;I&quot;;[.N$4:.N$29];[.O$4:.O$29]));IF([.D12];LOOKUP([.D12];[.M$4:.M$29];IF([.B12]=&quot;I&quot;;[.N$4:.N$29];[.O$4:.O$29]));&quot;&quot;))" office:value-type="string" office:string-value="Bé" calcext:value-type="string">
            <text:p>Bé</text:p>
          </table:table-cell>
          <table:table-cell table:formula="of:=IF([.E12]=&quot;Bé&quot;;&quot;&quot;;IF([.C12];LOOKUP([.C12];[.M$4:.M$29];[.P$4:.P$29]);IF([.D12];LOOKUP([.D12];[.M$4:.M$29];[.P$4:.P$29]);&quot;&quot;)))">
            <text:p/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string" calcext:value-type="string">
            <text:p>Bé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sortida PWM en arrenca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4B</text:p>
          </table:table-cell>
          <table:table-cell office:value-type="string" calcext:value-type="string">
            <text:p>O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1" table:formula="of:=IF([.C13];LOOKUP([.C13];[.M$4:.M$29];IF([.B13]=&quot;I&quot;;[.N$4:.N$29];[.O$4:.O$29]));IF([.D13];LOOKUP([.D13];[.M$4:.M$29];IF([.B13]=&quot;I&quot;;[.N$4:.N$29];[.O$4:.O$29]));&quot;&quot;))" office:value-type="string" office:string-value="Bé" calcext:value-type="string">
            <text:p>Bé</text:p>
          </table:table-cell>
          <table:table-cell table:formula="of:=IF([.E13]=&quot;Bé&quot;;&quot;&quot;;IF([.C13];LOOKUP([.C13];[.M$4:.M$29];[.P$4:.P$29]);IF([.D13];LOOKUP([.D13];[.M$4:.M$29];[.P$4:.P$29]);&quot;&quot;)))">
            <text:p/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Bé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sortida PWM en arrencar, ha de ser alt en arrenca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DA</text:p>
          </table:table-cell>
          <table:table-cell office:value-type="string" calcext:value-type="string">
            <text:p>I/O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1" table:formula="of:=IF([.C14];LOOKUP([.C14];[.M$4:.M$29];IF([.B14]=&quot;I&quot;;[.N$4:.N$29];[.O$4:.O$29]));IF([.D14];LOOKUP([.D14];[.M$4:.M$29];IF([.B14]=&quot;I&quot;;[.N$4:.N$29];[.O$4:.O$29]));&quot;&quot;))" office:value-type="string" office:string-value="Bé" calcext:value-type="string">
            <text:p>Bé</text:p>
          </table:table-cell>
          <table:table-cell table:formula="of:=IF([.E14]=&quot;Bé&quot;;&quot;&quot;;IF([.C14];LOOKUP([.C14];[.M$4:.M$29];[.P$4:.P$29]);IF([.D14];LOOKUP([.D14];[.M$4:.M$29];[.P$4:.P$29]);&quot;&quot;)))">
            <text:p/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L</text:p>
          </table:table-cell>
          <table:table-cell office:value-type="string" calcext:value-type="string">
            <text:p>I/O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1" table:formula="of:=IF([.C15];LOOKUP([.C15];[.M$4:.M$29];IF([.B15]=&quot;I&quot;;[.N$4:.N$29];[.O$4:.O$29]));IF([.D15];LOOKUP([.D15];[.M$4:.M$29];IF([.B15]=&quot;I&quot;;[.N$4:.N$29];[.O$4:.O$29]));&quot;&quot;))" office:value-type="string" office:string-value="Bé" calcext:value-type="string">
            <text:p>Bé</text:p>
          </table:table-cell>
          <table:table-cell table:formula="of:=IF([.E15]=&quot;Bé&quot;;&quot;&quot;;IF([.C15];LOOKUP([.C15];[.M$4:.M$29];[.P$4:.P$29]);IF([.D15];LOOKUP([.D15];[.M$4:.M$29];[.P$4:.P$29]);&quot;&quot;)))">
            <text:p/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C1A</text:p>
          </table:table-cell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1" table:formula="of:=IF([.C16];LOOKUP([.C16];[.M$4:.M$29];IF([.B16]=&quot;I&quot;;[.N$4:.N$29];[.O$4:.O$29]));IF([.D16];LOOKUP([.D16];[.M$4:.M$29];IF([.B16]=&quot;I&quot;;[.N$4:.N$29];[.O$4:.O$29]));&quot;&quot;))" office:value-type="string" office:string-value="Bé" calcext:value-type="string">
            <text:p>Bé</text:p>
          </table:table-cell>
          <table:table-cell table:formula="of:=IF([.E16]=&quot;Bé&quot;;&quot;&quot;;IF([.C16];LOOKUP([.C16];[.M$4:.M$29];[.P$4:.P$29]);IF([.D16];LOOKUP([.D16];[.M$4:.M$29];[.P$4:.P$29]);&quot;&quot;)))">
            <text:p/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C1B</text:p>
          </table:table-cell>
          <table:table-cell office:value-type="string" calcext:value-type="string">
            <text:p>I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1" table:formula="of:=IF([.C17];LOOKUP([.C17];[.M$4:.M$29];IF([.B17]=&quot;I&quot;;[.N$4:.N$29];[.O$4:.O$29]));IF([.D17];LOOKUP([.D17];[.M$4:.M$29];IF([.B17]=&quot;I&quot;;[.N$4:.N$29];[.O$4:.O$29]));&quot;&quot;))" office:value-type="string" office:string-value="Bé" calcext:value-type="string">
            <text:p>Bé</text:p>
          </table:table-cell>
          <table:table-cell table:formula="of:=IF([.E17]=&quot;Bé&quot;;&quot;&quot;;IF([.C17];LOOKUP([.C17];[.M$4:.M$29];[.P$4:.P$29]);IF([.D17];LOOKUP([.D17];[.M$4:.M$29];[.P$4:.P$29]);&quot;&quot;)))">
            <text:p/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C2A</text:p>
          </table:table-cell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1" table:formula="of:=IF([.C18];LOOKUP([.C18];[.M$4:.M$29];IF([.B18]=&quot;I&quot;;[.N$4:.N$29];[.O$4:.O$29]));IF([.D18];LOOKUP([.D18];[.M$4:.M$29];IF([.B18]=&quot;I&quot;;[.N$4:.N$29];[.O$4:.O$29]));&quot;&quot;))" office:value-type="string" office:string-value="Bé" calcext:value-type="string">
            <text:p>Bé</text:p>
          </table:table-cell>
          <table:table-cell table:formula="of:=IF([.E18]=&quot;Bé&quot;;&quot;&quot;;IF([.C18];LOOKUP([.C18];[.M$4:.M$29];[.P$4:.P$29]);IF([.D18];LOOKUP([.D18];[.M$4:.M$29];[.P$4:.P$29]);&quot;&quot;)))">
            <text:p/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C2B</text:p>
          </table:table-cell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1" table:formula="of:=IF([.C19];LOOKUP([.C19];[.M$4:.M$29];IF([.B19]=&quot;I&quot;;[.N$4:.N$29];[.O$4:.O$29]));IF([.D19];LOOKUP([.D19];[.M$4:.M$29];IF([.B19]=&quot;I&quot;;[.N$4:.N$29];[.O$4:.O$29]));&quot;&quot;))" office:value-type="string" office:string-value="Bé" calcext:value-type="string">
            <text:p>Bé</text:p>
          </table:table-cell>
          <table:table-cell table:formula="of:=IF([.E19]=&quot;Bé&quot;;&quot;&quot;;IF([.C19];LOOKUP([.C19];[.M$4:.M$29];[.P$4:.P$29]);IF([.D19];LOOKUP([.D19];[.M$4:.M$29];[.P$4:.P$29]);&quot;&quot;)))">
            <text:p/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C3A</text:p>
          </table:table-cell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1" table:formula="of:=IF([.C20];LOOKUP([.C20];[.M$4:.M$29];IF([.B20]=&quot;I&quot;;[.N$4:.N$29];[.O$4:.O$29]));IF([.D20];LOOKUP([.D20];[.M$4:.M$29];IF([.B20]=&quot;I&quot;;[.N$4:.N$29];[.O$4:.O$29]));&quot;&quot;))" office:value-type="string" office:string-value="Bé" calcext:value-type="string">
            <text:p>Bé</text:p>
          </table:table-cell>
          <table:table-cell table:formula="of:=IF([.E20]=&quot;Bé&quot;;&quot;&quot;;IF([.C20];LOOKUP([.C20];[.M$4:.M$29];[.P$4:.P$29]);IF([.D20];LOOKUP([.D20];[.M$4:.M$29];[.P$4:.P$29]);&quot;&quot;)))">
            <text:p/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C3B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table:formula="of:=IF([.C21];LOOKUP([.C21];[.M$4:.M$29];IF([.B21]=&quot;I&quot;;[.N$4:.N$29];[.O$4:.O$29]));IF([.D21];LOOKUP([.D21];[.M$4:.M$29];IF([.B21]=&quot;I&quot;;[.N$4:.N$29];[.O$4:.O$29]));&quot;&quot;))" office:value-type="string" office:string-value="Bé" calcext:value-type="string">
            <text:p>Bé</text:p>
          </table:table-cell>
          <table:table-cell table:formula="of:=IF([.E21]=&quot;Bé&quot;;&quot;&quot;;IF([.C21];LOOKUP([.C21];[.M$4:.M$29];[.P$4:.P$29]);IF([.D21];LOOKUP([.D21];[.M$4:.M$29];[.P$4:.P$29]);&quot;&quot;)))">
            <text:p/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C4A</text:p>
          </table:table-cell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1" table:formula="of:=IF([.C22];LOOKUP([.C22];[.M$4:.M$29];IF([.B22]=&quot;I&quot;;[.N$4:.N$29];[.O$4:.O$29]));IF([.D22];LOOKUP([.D22];[.M$4:.M$29];IF([.B22]=&quot;I&quot;;[.N$4:.N$29];[.O$4:.O$29]));&quot;&quot;))" office:value-type="string" office:string-value="Bé" calcext:value-type="string">
            <text:p>Bé</text:p>
          </table:table-cell>
          <table:table-cell table:formula="of:=IF([.E22]=&quot;Bé&quot;;&quot;&quot;;IF([.C22];LOOKUP([.C22];[.M$4:.M$29];[.P$4:.P$29]);IF([.D22];LOOKUP([.D22];[.M$4:.M$29];[.P$4:.P$29]);&quot;&quot;)))">
            <text:p/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C4B</text:p>
          </table:table-cell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1" table:formula="of:=IF([.C23];LOOKUP([.C23];[.M$4:.M$29];IF([.B23]=&quot;I&quot;;[.N$4:.N$29];[.O$4:.O$29]));IF([.D23];LOOKUP([.D23];[.M$4:.M$29];IF([.B23]=&quot;I&quot;;[.N$4:.N$29];[.O$4:.O$29]));&quot;&quot;))" office:value-type="string" office:string-value="Bé" calcext:value-type="string">
            <text:p>Bé</text:p>
          </table:table-cell>
          <table:table-cell table:formula="of:=IF([.E23]=&quot;Bé&quot;;&quot;&quot;;IF([.C23];LOOKUP([.C23];[.M$4:.M$29];[.P$4:.P$29]);IF([.D23];LOOKUP([.D23];[.M$4:.M$29];[.P$4:.P$29]);&quot;&quot;)))">
            <text:p/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T1</text:p>
          </table:table-cell>
          <table:table-cell office:value-type="string" calcext:value-type="string">
            <text:p>O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style-name="ce11" table:formula="of:=IF([.C24];LOOKUP([.C24];[.M$4:.M$29];IF([.B24]=&quot;I&quot;;[.N$4:.N$29];[.O$4:.O$29]));IF([.D25];LOOKUP([.D25];[.M$4:.M$29];IF([.B24]=&quot;I&quot;;[.N$4:.N$29];[.O$4:.O$29]));&quot;&quot;))" office:value-type="string" office:string-value="Bé" calcext:value-type="string">
            <text:p>Bé</text:p>
          </table:table-cell>
          <table:table-cell table:formula="of:=IF([.E24]=&quot;Bé&quot;;&quot;&quot;;IF([.C24];LOOKUP([.C24];[.M$4:.M$29];[.P$4:.P$29]);IF([.D25];LOOKUP([.D25];[.M$4:.M$29];[.P$4:.P$29]);&quot;&quot;)))">
            <text:p/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NT2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" table:formula="of:=IF([.C25];LOOKUP([.C25];[.M$4:.M$29];IF([.B25]=&quot;I&quot;;[.N$4:.N$29];[.O$4:.O$29]));IF([.D25];LOOKUP([.D25];[.M$4:.M$29];IF([.B25]=&quot;I&quot;;[.N$4:.N$29];[.O$4:.O$29]));&quot;&quot;))" office:value-type="string" office:string-value="Bé" calcext:value-type="string">
            <text:p>Bé</text:p>
          </table:table-cell>
          <table:table-cell table:formula="of:=IF([.E25]=&quot;Bé&quot;;&quot;&quot;;IF([.C25];LOOKUP([.C25];[.M$4:.M$29];[.P$4:.P$29]);IF([.D25];LOOKUP([.D25];[.M$4:.M$29];[.P$4:.P$29]);&quot;&quot;)))">
            <text:p/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Bé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_L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1" table:formula="of:=IF([.C26];LOOKUP([.C26];[.M$4:.M$29];IF([.B26]=&quot;I&quot;;[.N$4:.N$29];[.O$4:.O$29]));IF([.D28];LOOKUP([.D28];[.M$4:.M$29];IF([.B26]=&quot;I&quot;;[.N$4:.N$29];[.O$4:.O$29]));&quot;&quot;))" office:value-type="string" office:string-value="Bé" calcext:value-type="string">
            <text:p>Bé</text:p>
          </table:table-cell>
          <table:table-cell table:formula="of:=IF([.E26]=&quot;Bé&quot;;&quot;&quot;;IF([.C26];LOOKUP([.C26];[.M$4:.M$29];[.P$4:.P$29]);IF([.D28];LOOKUP([.D28];[.M$4:.M$29];[.P$4:.P$29]);&quot;&quot;)))">
            <text:p/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string" calcext:value-type="string">
            <text:p>Bé</text:p>
          </table:table-cell>
          <table:table-cell office:value-type="string" calcext:value-type="string">
            <text:p>MALAMENT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NC_LA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1" table:formula="of:=IF([.C27];LOOKUP([.C27];[.M$4:.M$29];IF([.B27]=&quot;I&quot;;[.N$4:.N$29];[.O$4:.O$29]));IF([.D26];LOOKUP([.D26];[.M$4:.M$29];IF([.B27]=&quot;I&quot;;[.N$4:.N$29];[.O$4:.O$29]));&quot;&quot;))" office:value-type="string" office:string-value="Bé" calcext:value-type="string">
            <text:p>Bé</text:p>
          </table:table-cell>
          <table:table-cell table:formula="of:=IF([.E27]=&quot;Bé&quot;;&quot;&quot;;IF([.C27];LOOKUP([.C27];[.M$4:.M$29];[.P$4:.P$29]);IF([.D26];LOOKUP([.D26];[.M$4:.M$29];[.P$4:.P$29]);&quot;&quot;)))">
            <text:p/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string" calcext:value-type="string">
            <text:p>Bé</text:p>
          </table:table-cell>
          <table:table-cell office:value-type="string" calcext:value-type="string">
            <text:p>MALAMENT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NC_LB</text:p>
          </table:table-cell>
          <table:table-cell office:value-type="string" calcext:value-type="string">
            <text:p>I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table:style-name="ce11" table:formula="of:=IF([.D28];LOOKUP([.D28];[.M$4:.M$29];IF([.B28]=&quot;I&quot;;[.N$4:.N$29];[.O$4:.O$29]));IF([.D27];LOOKUP([.D27];[.M$4:.M$29];IF([.B28]=&quot;I&quot;;[.N$4:.N$29];[.O$4:.O$29]));&quot;&quot;))" office:value-type="string" office:string-value="Bé" calcext:value-type="string">
            <text:p>Bé</text:p>
          </table:table-cell>
          <table:table-cell table:formula="of:=IF([.E28]=&quot;Bé&quot;;&quot;&quot;;IF([.D28];LOOKUP([.D28];[.M$4:.M$29];[.P$4:.P$29]);IF([.D27];LOOKUP([.D27];[.M$4:.M$29];[.P$4:.P$29]);&quot;&quot;)))">
            <text:p/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office:value-type="string" calcext:value-type="string">
            <text:p>Bé</text:p>
          </table:table-cell>
          <table:table-cell office:value-type="string" calcext:value-type="string">
            <text:p>MALAMENT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1" table:formula="of:=IF([.C29];LOOKUP([.C29];[.M$4:.M$29];IF([.B29]=&quot;I&quot;;[.N$4:.N$29];[.O$4:.O$29]));IF([.D29];LOOKUP([.D29];[.M$4:.M$29];IF([.B29]=&quot;I&quot;;[.N$4:.N$29];[.O$4:.O$29]));&quot;&quot;))" office:value-type="string" office:string-value="Bé" calcext:value-type="string">
            <text:p>Bé</text:p>
          </table:table-cell>
          <table:table-cell table:formula="of:=IF([.E29]=&quot;Bé&quot;;&quot;&quot;;IF([.C29];LOOKUP([.C29];[.M$4:.M$29];[.P$4:.P$29]);IF([.D29];LOOKUP([.D29];[.M$4:.M$29];[.P$4:.P$29]);&quot;&quot;)))">
            <text:p/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string" calcext:value-type="string">
            <text:p>Bé</text:p>
          </table:table-cell>
          <table:table-cell office:value-type="string" calcext:value-type="string">
            <text:p>MALAMENT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ED2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1" table:formula="of:=IF([.C30];LOOKUP([.C30];[.M$4:.M$29];IF([.B30]=&quot;I&quot;;[.N$4:.N$29];[.O$4:.O$29]));IF([.D30];LOOKUP([.D30];[.M$4:.M$29];IF([.B30]=&quot;I&quot;;[.N$4:.N$29];[.O$4:.O$29]));&quot;&quot;))" office:value-type="string" office:string-value="Bé" calcext:value-type="string">
            <text:p>Bé</text:p>
          </table:table-cell>
          <table:table-cell table:formula="of:=IF([.E30]=&quot;Bé&quot;;&quot;&quot;;IF([.C30];LOOKUP([.C30];[.M$4:.M$29];[.P$4:.P$29]);IF([.D30];LOOKUP([.D30];[.M$4:.M$29];[.P$4:.P$29]);&quot;&quot;))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VO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table:formula="of:=IF([.C31];LOOKUP([.C31];[.M$4:.M$29];IF([.B31]=&quot;I&quot;;[.N$4:.N$29];[.O$4:.O$29]));IF([.D31];LOOKUP([.D31];[.M$4:.M$29];IF([.B31]=&quot;I&quot;;[.N$4:.N$29];[.O$4:.O$29]));&quot;&quot;))" office:value-type="string" office:string-value="Acceptable" calcext:value-type="string">
            <text:p>Acceptable</text:p>
          </table:table-cell>
          <table:table-cell table:formula="of:=IF([.E31]=&quot;Bé&quot;;&quot;&quot;;IF([.C31];LOOKUP([.C31];[.M$4:.M$29];[.P$4:.P$29]);IF([.D31];LOOKUP([.D31];[.M$4:.M$29];[.P$4:.P$29]);&quot;&quot;)))" office:value-type="string" office:string-value="sortida PWM en arrencar, cal que sigui alt en arrencar" calcext:value-type="string">
            <text:p>sortida PWM en arrencar, cal que sigui alt en arrenc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VO2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" table:formula="of:=IF([.C32];LOOKUP([.C32];[.M$4:.M$29];IF([.B32]=&quot;I&quot;;[.N$4:.N$29];[.O$4:.O$29]));IF([.D32];LOOKUP([.D32];[.M$4:.M$29];IF([.B32]=&quot;I&quot;;[.N$4:.N$29];[.O$4:.O$29]));&quot;&quot;))" office:value-type="string" office:string-value="Bé" calcext:value-type="string">
            <text:p>Bé</text:p>
          </table:table-cell>
          <table:table-cell table:formula="of:=IF([.E32]=&quot;Bé&quot;;&quot;&quot;;IF([.C32];LOOKUP([.C32];[.M$4:.M$29];[.P$4:.P$29]);IF([.D32];LOOKUP([.D32];[.M$4:.M$29];[.P$4:.P$29]);&quot;&quot;))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VO3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1" table:formula="of:=IF([.C33];LOOKUP([.C33];[.M$4:.M$29];IF([.B33]=&quot;I&quot;;[.N$4:.N$29];[.O$4:.O$29]));IF([.D33];LOOKUP([.D33];[.M$4:.M$29];IF([.B33]=&quot;I&quot;;[.N$4:.N$29];[.O$4:.O$29]));&quot;&quot;))" office:value-type="string" office:string-value="Bé" calcext:value-type="string">
            <text:p>Bé</text:p>
          </table:table-cell>
          <table:table-cell table:formula="of:=IF([.E33]=&quot;Bé&quot;;&quot;&quot;;IF([.C33];LOOKUP([.C33];[.M$4:.M$29];[.P$4:.P$29]);IF([.D33];LOOKUP([.D33];[.M$4:.M$29];[.P$4:.P$29]);&quot;&quot;))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VO4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1" table:formula="of:=IF([.C34];LOOKUP([.C34];[.M$4:.M$29];IF([.B34]=&quot;I&quot;;[.N$4:.N$29];[.O$4:.O$29]));IF([.D34];LOOKUP([.D34];[.M$4:.M$29];IF([.B34]=&quot;I&quot;;[.N$4:.N$29];[.O$4:.O$29]));&quot;&quot;))" office:value-type="string" office:string-value="Acceptable" calcext:value-type="string">
            <text:p>Acceptable</text:p>
          </table:table-cell>
          <table:table-cell table:formula="of:=IF([.E34]=&quot;Bé&quot;;&quot;&quot;;IF([.C34];LOOKUP([.C34];[.M$4:.M$29];[.P$4:.P$29]);IF([.D34];LOOKUP([.D34];[.M$4:.M$29];[.P$4:.P$29]);&quot;&quot;)))" office:value-type="string" office:string-value="sortida PWM en arrencar" calcext:value-type="string">
            <text:p>sortida PWM en arrenc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VO5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1" table:formula="of:=IF([.C35];LOOKUP([.C35];[.M$4:.M$29];IF([.B35]=&quot;I&quot;;[.N$4:.N$29];[.O$4:.O$29]));IF([.D35];LOOKUP([.D35];[.M$4:.M$29];IF([.B35]=&quot;I&quot;;[.N$4:.N$29];[.O$4:.O$29]));&quot;&quot;))" office:value-type="string" office:string-value="Bé" calcext:value-type="string">
            <text:p>Bé</text:p>
          </table:table-cell>
          <table:table-cell table:formula="of:=IF([.E35]=&quot;Bé&quot;;&quot;&quot;;IF([.C35];LOOKUP([.C35];[.M$4:.M$29];[.P$4:.P$29]);IF([.D35];LOOKUP([.D35];[.M$4:.M$29];[.P$4:.P$29]);&quot;&quot;))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VO6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1" table:formula="of:=IF([.C36];LOOKUP([.C36];[.M$4:.M$29];IF([.B36]=&quot;I&quot;;[.N$4:.N$29];[.O$4:.O$29]));IF([.D36];LOOKUP([.D36];[.M$4:.M$29];IF([.B36]=&quot;I&quot;;[.N$4:.N$29];[.O$4:.O$29]));&quot;&quot;))" office:value-type="string" office:string-value="Bé" calcext:value-type="string">
            <text:p>Bé</text:p>
          </table:table-cell>
          <table:table-cell table:formula="of:=IF([.E36]=&quot;Bé&quot;;&quot;&quot;;IF([.C36];LOOKUP([.C36];[.M$4:.M$29];[.P$4:.P$29]);IF([.D36];LOOKUP([.D36];[.M$4:.M$29];[.P$4:.P$29]);&quot;&quot;))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VO7</text:p>
          </table:table-cell>
          <table:table-cell office:value-type="string" calcext:value-type="string">
            <text:p>O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ce11" table:formula="of:=IF([.C37];LOOKUP([.C37];[.M$4:.M$29];IF([.B37]=&quot;I&quot;;[.N$4:.N$29];[.O$4:.O$29]));IF([.D38];LOOKUP([.D38];[.M$4:.M$29];IF([.B37]=&quot;I&quot;;[.N$4:.N$29];[.O$4:.O$29]));&quot;&quot;))" office:value-type="string" office:string-value="Bé" calcext:value-type="string">
            <text:p>Bé</text:p>
          </table:table-cell>
          <table:table-cell table:formula="of:=IF([.E37]=&quot;Bé&quot;;&quot;&quot;;IF([.C37];LOOKUP([.C37];[.M$4:.M$29];[.P$4:.P$29]);IF([.D38];LOOKUP([.D38];[.M$4:.M$29];[.P$4:.P$29]);&quot;&quot;))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VO8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1" table:formula="of:=IF([.C38];LOOKUP([.C38];[.M$4:.M$29];IF([.B38]=&quot;I&quot;;[.N$4:.N$29];[.O$4:.O$29]));IF([.D38];LOOKUP([.D38];[.M$4:.M$29];IF([.B38]=&quot;I&quot;;[.N$4:.N$29];[.O$4:.O$29]));&quot;&quot;))" office:value-type="string" office:string-value="Bé" calcext:value-type="string">
            <text:p>Bé</text:p>
          </table:table-cell>
          <table:table-cell table:formula="of:=IF([.E38]=&quot;Bé&quot;;&quot;&quot;;IF([.C38];LOOKUP([.C38];[.M$4:.M$29];[.P$4:.P$29]);IF([.D38];LOOKUP([.D38];[.M$4:.M$29];[.P$4:.P$29]);&quot;&quot;)))">
            <text:p/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NSE_ALM</text:p>
          </table:table-cell>
          <table:table-cell table:style-name="Default" office:value-type="string" calcext:value-type="string">
            <text:p>I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1" table:formula="of:=IF([.C39];LOOKUP([.C39];[.M$4:.M$29];IF([.B39]=&quot;I&quot;;[.N$4:.N$29];[.O$4:.O$29]));IF([.D39];LOOKUP([.D39];[.M$4:.M$29];IF([.B39]=&quot;I&quot;;[.N$4:.N$29];[.O$4:.O$29]));&quot;&quot;))" office:value-type="string" office:string-value="Bé" calcext:value-type="string">
            <text:p>Bé</text:p>
          </table:table-cell>
          <table:table-cell table:formula="of:=IF([.E39]=&quot;Bé&quot;;&quot;&quot;;IF([.C39];LOOKUP([.C39];[.M$4:.M$29];[.P$4:.P$29]);IF([.D39];LOOKUP([.D39];[.M$4:.M$29];[.P$4:.P$29]);&quot;&quot;)))">
            <text:p/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T_EN</text:p>
          </table:table-cell>
          <table:table-cell table:style-name="Default" office:value-type="string" calcext:value-type="string">
            <text:p>I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1" table:formula="of:=IF([.C40];LOOKUP([.C40];[.M$4:.M$29];IF([.B40]=&quot;I&quot;;[.N$4:.N$29];[.O$4:.O$29]));IF([.D40];LOOKUP([.D40];[.M$4:.M$29];IF([.B40]=&quot;I&quot;;[.N$4:.N$29];[.O$4:.O$29]));&quot;&quot;))" office:value-type="string" office:string-value="Bé" calcext:value-type="string">
            <text:p>Bé</text:p>
          </table:table-cell>
          <table:table-cell table:formula="of:=IF([.E40]=&quot;Bé&quot;;&quot;&quot;;IF([.C40];LOOKUP([.C40];[.M$4:.M$29];[.P$4:.P$29]);IF([.D40];LOOKUP([.D40];[.M$4:.M$29];[.P$4:.P$29]);&quot;&quot;)))">
            <text:p/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/INT_GPIO</text:p>
          </table:table-cell>
          <table:table-cell table:style-name="Default" office:value-type="string" calcext:value-type="string">
            <text:p>I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1" table:formula="of:=IF([.C41];LOOKUP([.C41];[.M$4:.M$29];IF([.B41]=&quot;I&quot;;[.N$4:.N$29];[.O$4:.O$29]));IF([.D41];LOOKUP([.D41];[.M$4:.M$29];IF([.B41]=&quot;I&quot;;[.N$4:.N$29];[.O$4:.O$29]));&quot;&quot;))" office:value-type="string" office:string-value="Bé" calcext:value-type="string">
            <text:p>Bé</text:p>
          </table:table-cell>
          <table:table-cell table:formula="of:=IF([.E41]=&quot;Bé&quot;;&quot;&quot;;IF([.C41];LOOKUP([.C41];[.M$4:.M$29];[.P$4:.P$29]);IF([.D41];LOOKUP([.D41];[.M$4:.M$29];[.P$4:.P$29]);&quot;&quot;)))">
            <text:p/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_SENSE</text:p>
          </table:table-cell>
          <table:table-cell table:style-name="Default"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1" table:formula="of:=IF([.C42];LOOKUP([.C42];[.M$4:.M$29];IF([.B42]=&quot;I&quot;;[.N$4:.N$29];[.O$4:.O$29]));IF([.D42];LOOKUP([.D42];[.M$4:.M$29];IF([.B42]=&quot;I&quot;;[.N$4:.N$29];[.O$4:.O$29]));&quot;&quot;))" office:value-type="string" office:string-value="Bé" calcext:value-type="string">
            <text:p>Bé</text:p>
          </table:table-cell>
          <table:table-cell table:formula="of:=IF([.E42]=&quot;Bé&quot;;&quot;&quot;;IF([.C42];LOOKUP([.C42];[.M$4:.M$29];[.P$4:.P$29]);IF([.D42];LOOKUP([.D42];[.M$4:.M$29];[.P$4:.P$29]);&quot;&quot;)))">
            <text:p/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DC_1</text:p>
          </table:table-cell>
          <table:table-cell table:style-name="Default"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1" table:formula="of:=IF([.C43];LOOKUP([.C43];[.M$4:.M$29];IF([.B43]=&quot;I&quot;;[.N$4:.N$29];[.O$4:.O$29]));IF([.D43];LOOKUP([.D43];[.M$4:.M$29];IF([.B43]=&quot;I&quot;;[.N$4:.N$29];[.O$4:.O$29]));&quot;&quot;))" office:value-type="string" office:string-value="Bé" calcext:value-type="string">
            <text:p>Bé</text:p>
          </table:table-cell>
          <table:table-cell table:formula="of:=IF([.E43]=&quot;Bé&quot;;&quot;&quot;;IF([.C43];LOOKUP([.C43];[.M$4:.M$29];[.P$4:.P$29]);IF([.D43];LOOKUP([.D43];[.M$4:.M$29];[.P$4:.P$29]);&quot;&quot;)))">
            <text:p/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DC_2</text:p>
          </table:table-cell>
          <table:table-cell table:style-name="Default"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" table:formula="of:=IF([.C44];LOOKUP([.C44];[.M$4:.M$29];IF([.B44]=&quot;I&quot;;[.N$4:.N$29];[.O$4:.O$29]));IF([.D44];LOOKUP([.D44];[.M$4:.M$29];IF([.B44]=&quot;I&quot;;[.N$4:.N$29];[.O$4:.O$29]));&quot;&quot;))" office:value-type="string" office:string-value="Bé" calcext:value-type="string">
            <text:p>Bé</text:p>
          </table:table-cell>
          <table:table-cell table:formula="of:=IF([.E44]=&quot;Bé&quot;;&quot;&quot;;IF([.C44];LOOKUP([.C44];[.M$4:.M$29];[.P$4:.P$29]);IF([.D44];LOOKUP([.D44];[.M$4:.M$29];[.P$4:.P$29]);&quot;&quot;)))">
            <text:p/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ART RX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RT TX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I MOSI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I MISO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I SCLK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I EN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ssignació.E4:Assignació.E44">
            <calcext:condition calcext:apply-style-name="cf3" calcext:value="=&quot;Bé&quot;" calcext:base-cell-address="Assignació.E4"/>
            <calcext:condition calcext:apply-style-name="cf1" calcext:value="=&quot;Acceptable&quot;" calcext:base-cell-address="Assignació.E4"/>
            <calcext:condition calcext:apply-style-name="cf2" calcext:value="=&quot;Alerta&quot;" calcext:base-cell-address="Assignació.E4"/>
            <calcext:condition calcext:apply-style-name="cf4" calcext:value="=&quot;MALAMENT&quot;" calcext:base-cell-address="Assignació.E4"/>
          </calcext:conditional-format>
        </calcext:conditional-formats>
      </table:table>
      <table:table table:name="ESP1" table:style-name="ta1">
        <table:table-column table:style-name="co1" table:number-columns-repeated="10" table:default-cell-style-name="ce6"/>
        <table:table-column table:style-name="co2" table:number-columns-repeated="1014" table:default-cell-style-name="ce6"/>
        <table:table-row table:style-name="ro1">
          <table:table-cell office:value-type="string" calcext:value-type="string">
            <text:p>Assignació en ESP1</text:p>
          </table:table-cell>
          <table:table-cell/>
          <table:table-cell office:value-type="string" calcext:value-type="string">
            <text:p>Nota: Edita l’assignació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Assignació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entaris</text:p>
          </table:table-cell>
          <table:table-cell table:number-columns-repeated="5"/>
          <table:table-cell office:value-type="string" calcext:value-type="string">
            <text:p>Nota: els strapping pins, o pins amb condicions especials en arrencar, ja incorporen les R necessaries internamen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OFFSET([Assignació.A$4];MATCH([.$A4];[Assignació.$C$4:.$C$44];0)-1;0 );&quot;&quot;)">
            <text:p/>
          </table:table-cell>
          <table:table-cell table:formula="of:=IFERROR(OFFSET([Assignació.B$4];MATCH([.$A4];[Assignació.$C$4:.$C$44];0)-1;0 );&quot;&quot;)">
            <text:p/>
          </table:table-cell>
          <table:table-cell office:value-type="string" calcext:value-type="string">
            <text:p>Sortida PWM en arrencar, pullup que per programar cal que pugui ser al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ERROR(OFFSET([Assignació.A$4];MATCH([.$A5];[Assignació.$C$4:.$C$44];0)-1;0 );&quot;&quot;)">
            <text:p/>
          </table:table-cell>
          <table:table-cell table:formula="of:=IFERROR(OFFSET([Assignació.B$4];MATCH([.$A5];[Assignació.$C$4:.$C$44];0)-1;0 );&quot;&quot;)">
            <text:p/>
          </table:table-cell>
          <table:table-cell office:value-type="string" calcext:value-type="string">
            <text:p>TX per comunicacions, sortida en arrencar,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ERROR(OFFSET([Assignació.A$4];MATCH([.$A6];[Assignació.$C$4:.$C$44];0)-1;0 );&quot;&quot;)">
            <text:p/>
          </table:table-cell>
          <table:table-cell table:formula="of:=IFERROR(OFFSET([Assignació.B$4];MATCH([.$A6];[Assignació.$C$4:.$C$44];0)-1;0 );&quot;&quot;)">
            <text:p/>
          </table:table-cell>
          <table:table-cell office:value-type="string" calcext:value-type="string">
            <text:p>LED incorporat, cal que pugui ser LOW per programa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ERROR(OFFSET([Assignació.A$4];MATCH([.$A7];[Assignació.$C$4:.$C$44];0)-1;0 );&quot;&quot;)">
            <text:p/>
          </table:table-cell>
          <table:table-cell table:formula="of:=IFERROR(OFFSET([Assignació.B$4];MATCH([.$A7];[Assignació.$C$4:.$C$44];0)-1;0 );&quot;&quot;)">
            <text:p/>
          </table:table-cell>
          <table:table-cell office:value-type="string" calcext:value-type="string">
            <text:p>RX, només entrada, alt en arrenca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ERROR(OFFSET([Assignació.A$4];MATCH([.$A8];[Assignació.$C$4:.$C$44];0)-1;0 );&quot;&quot;)" office:value-type="string" office:string-value="ENC3B" calcext:value-type="string">
            <text:p>ENC3B</text:p>
          </table:table-cell>
          <table:table-cell table:formula="of:=IFERROR(OFFSET([Assignació.B$4];MATCH([.$A8];[Assignació.$C$4:.$C$44];0)-1;0 );&quot;&quot;)" office:value-type="string" office:string-value="I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ERROR(OFFSET([Assignació.A$4];MATCH([.$A9];[Assignació.$C$4:.$C$44];0)-1;0 );&quot;&quot;)" office:value-type="string" office:string-value="ENC1B" calcext:value-type="string">
            <text:p>ENC1B</text:p>
          </table:table-cell>
          <table:table-cell table:formula="of:=IFERROR(OFFSET([Assignació.B$4];MATCH([.$A9];[Assignació.$C$4:.$C$44];0)-1;0 );&quot;&quot;)" office:value-type="string" office:string-value="I" calcext:value-type="string">
            <text:p>I</text:p>
          </table:table-cell>
          <table:table-cell office:value-type="string" calcext:value-type="string">
            <text:p>sortida PWM en arrencar, cal que sigui alt en arrencar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ERROR(OFFSET([Assignació.A$4];MATCH([.$A10];[Assignació.$C$4:.$C$44];0)-1;0 );&quot;&quot;)" office:value-type="string" office:string-value="IN3B" calcext:value-type="string">
            <text:p>IN3B</text:p>
          </table:table-cell>
          <table:table-cell table:formula="of:=IFERROR(OFFSET([Assignació.B$4];MATCH([.$A10];[Assignació.$C$4:.$C$44];0)-1;0 );&quot;&quot;)" office:value-type="string" office:string-value="O" calcext:value-type="string">
            <text:p>O</text:p>
          </table:table-cell>
          <table:table-cell office:value-type="string" calcext:value-type="string">
            <text:p>cal que sigui baix en arrencar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ERROR(OFFSET([Assignació.A$4];MATCH([.$A11];[Assignació.$C$4:.$C$44];0)-1;0 );&quot;&quot;)" office:value-type="string" office:string-value="IN1A" calcext:value-type="string">
            <text:p>IN1A</text:p>
          </table:table-cell>
          <table:table-cell table:formula="of:=IFERROR(OFFSET([Assignació.B$4];MATCH([.$A11];[Assignació.$C$4:.$C$44];0)-1;0 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ERROR(OFFSET([Assignació.A$4];MATCH([.$A12];[Assignació.$C$4:.$C$44];0)-1;0 );&quot;&quot;)" office:value-type="string" office:string-value="IN1B" calcext:value-type="string">
            <text:p>IN1B</text:p>
          </table:table-cell>
          <table:table-cell table:formula="of:=IFERROR(OFFSET([Assignació.B$4];MATCH([.$A12];[Assignació.$C$4:.$C$44];0)-1;0 );&quot;&quot;)" office:value-type="string" office:string-value="O" calcext:value-type="string">
            <text:p>O</text:p>
          </table:table-cell>
          <table:table-cell office:value-type="string" calcext:value-type="string">
            <text:p>sortida PWM en arrencar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table:formula="of:=IFERROR(OFFSET([Assignació.A$4];MATCH([.$A13];[Assignació.$C$4:.$C$44];0)-1;0 );&quot;&quot;)">
            <text:p/>
          </table:table-cell>
          <table:table-cell table:style-name="ce4" table:formula="of:=IFERROR(OFFSET([Assignació.B$4];MATCH([.$A13];[Assignació.$C$4:.$C$44];0)-1;0 );&quot;&quot;)">
            <text:p/>
          </table:table-cell>
          <table:table-cell table:style-name="ce4" office:value-type="string" calcext:value-type="string">
            <text:p>sortida PWM en arrencar, ha de ser alt en arrencar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ERROR(OFFSET([Assignació.A$4];MATCH([.$A14];[Assignació.$C$4:.$C$44];0)-1;0 );&quot;&quot;)" office:value-type="string" office:string-value="IN3A" calcext:value-type="string">
            <text:p>IN3A</text:p>
          </table:table-cell>
          <table:table-cell table:formula="of:=IFERROR(OFFSET([Assignació.B$4];MATCH([.$A14];[Assignació.$C$4:.$C$44];0)-1;0 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ERROR(OFFSET([Assignació.A$4];MATCH([.$A15];[Assignació.$C$4:.$C$44];0)-1;0 );&quot;&quot;)" office:value-type="string" office:string-value="ENC3A" calcext:value-type="string">
            <text:p>ENC3A</text:p>
          </table:table-cell>
          <table:table-cell table:formula="of:=IFERROR(OFFSET([Assignació.B$4];MATCH([.$A15];[Assignació.$C$4:.$C$44];0)-1;0 );&quot;&quot;)" office:value-type="string" office:string-value="I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ERROR(OFFSET([Assignació.A$4];MATCH([.$A16];[Assignació.$C$4:.$C$44];0)-1;0 );&quot;&quot;)" office:value-type="string" office:string-value="ENC2B" calcext:value-type="string">
            <text:p>ENC2B</text:p>
          </table:table-cell>
          <table:table-cell table:formula="of:=IFERROR(OFFSET([Assignació.B$4];MATCH([.$A16];[Assignació.$C$4:.$C$44];0)-1;0 );&quot;&quot;)" office:value-type="string" office:string-value="I" calcext:value-type="string">
            <text:p>I</text:p>
          </table:table-cell>
          <table:table-cell table:number-columns-repeated="9"/>
          <table:table-cell table:style-name="ce4" office:value-type="string" calcext:value-type="string">
            <text:p>EN (MOTOR)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ERROR(OFFSET([Assignació.A$4];MATCH([.$A17];[Assignació.$C$4:.$C$44];0)-1;0 );&quot;&quot;)" office:value-type="string" office:string-value="IN2B" calcext:value-type="string">
            <text:p>IN2B</text:p>
          </table:table-cell>
          <table:table-cell table:formula="of:=IFERROR(OFFSET([Assignació.B$4];MATCH([.$A17];[Assignació.$C$4:.$C$44];0)-1;0 );&quot;&quot;)" office:value-type="string" office:string-value="O" calcext:value-type="string">
            <text:p>O</text:p>
          </table:table-cell>
          <table:table-cell table:number-columns-repeated="9"/>
          <table:table-cell table:style-name="ce4" office:value-type="string" calcext:value-type="string">
            <text:p>IN3A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ERROR(OFFSET([Assignació.A$4];MATCH([.$A18];[Assignació.$C$4:.$C$44];0)-1;0 );&quot;&quot;)" office:value-type="string" office:string-value="IN4A" calcext:value-type="string">
            <text:p>IN4A</text:p>
          </table:table-cell>
          <table:table-cell table:formula="of:=IFERROR(OFFSET([Assignació.B$4];MATCH([.$A18];[Assignació.$C$4:.$C$44];0)-1;0 );&quot;&quot;)" office:value-type="string" office:string-value="O" calcext:value-type="string">
            <text:p>O</text:p>
          </table:table-cell>
          <table:table-cell table:number-columns-repeated="9"/>
          <table:table-cell table:style-name="ce4" office:value-type="string" calcext:value-type="string">
            <text:p>IN3B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ERROR(OFFSET([Assignació.A$4];MATCH([.$A19];[Assignació.$C$4:.$C$44];0)-1;0 );&quot;&quot;)" office:value-type="string" office:string-value="DISABLE" calcext:value-type="string">
            <text:p>DISABLE</text:p>
          </table:table-cell>
          <table:table-cell table:formula="of:=IFERROR(OFFSET([Assignació.B$4];MATCH([.$A19];[Assignació.$C$4:.$C$44];0)-1;0 );&quot;&quot;)" office:value-type="string" office:string-value="O" calcext:value-type="string">
            <text:p>O</text:p>
          </table:table-cell>
          <table:table-cell table:number-columns-repeated="9"/>
          <table:table-cell table:style-name="ce4" office:value-type="string" calcext:value-type="string">
            <text:p>IN4A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ERROR(OFFSET([Assignació.A$4];MATCH([.$A20];[Assignació.$C$4:.$C$44];0)-1;0 );&quot;&quot;)" office:value-type="string" office:string-value="ENC1A" calcext:value-type="string">
            <text:p>ENC1A</text:p>
          </table:table-cell>
          <table:table-cell table:formula="of:=IFERROR(OFFSET([Assignació.B$4];MATCH([.$A20];[Assignació.$C$4:.$C$44];0)-1;0 );&quot;&quot;)" office:value-type="string" office:string-value="I" calcext:value-type="string">
            <text:p>I</text:p>
          </table:table-cell>
          <table:table-cell table:number-columns-repeated="9"/>
          <table:table-cell table:style-name="ce4" office:value-type="string" calcext:value-type="string">
            <text:p>IN1A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ERROR(OFFSET([Assignació.A$4];MATCH([.$A21];[Assignació.$C$4:.$C$44];0)-1;0 );&quot;&quot;)" office:value-type="string" office:string-value="ENC4B" calcext:value-type="string">
            <text:p>ENC4B</text:p>
          </table:table-cell>
          <table:table-cell table:formula="of:=IFERROR(OFFSET([Assignació.B$4];MATCH([.$A21];[Assignació.$C$4:.$C$44];0)-1;0 );&quot;&quot;)" office:value-type="string" office:string-value="I" calcext:value-type="string">
            <text:p>I</text:p>
          </table:table-cell>
          <table:table-cell table:number-columns-repeated="9"/>
          <table:table-cell table:style-name="ce4" office:value-type="string" calcext:value-type="string">
            <text:p>IN1B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ERROR(OFFSET([Assignació.A$4];MATCH([.$A22];[Assignació.$C$4:.$C$44];0)-1;0 );&quot;&quot;)" office:value-type="string" office:string-value="ENC2A" calcext:value-type="string">
            <text:p>ENC2A</text:p>
          </table:table-cell>
          <table:table-cell table:formula="of:=IFERROR(OFFSET([Assignació.B$4];MATCH([.$A22];[Assignació.$C$4:.$C$44];0)-1;0 );&quot;&quot;)" office:value-type="string" office:string-value="I" calcext:value-type="string">
            <text:p>I</text:p>
          </table:table-cell>
          <table:table-cell table:number-columns-repeated="9"/>
          <table:table-cell table:style-name="ce4" office:value-type="string" calcext:value-type="string">
            <text:p>IN2A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ERROR(OFFSET([Assignació.A$4];MATCH([.$A23];[Assignació.$C$4:.$C$44];0)-1;0 );&quot;&quot;)" office:value-type="string" office:string-value="ENC4A" calcext:value-type="string">
            <text:p>ENC4A</text:p>
          </table:table-cell>
          <table:table-cell table:formula="of:=IFERROR(OFFSET([Assignació.B$4];MATCH([.$A23];[Assignació.$C$4:.$C$44];0)-1;0 );&quot;&quot;)" office:value-type="string" office:string-value="I" calcext:value-type="string">
            <text:p>I</text:p>
          </table:table-cell>
          <table:table-cell table:number-columns-repeated="9"/>
          <table:table-cell table:style-name="ce4" office:value-type="string" calcext:value-type="string">
            <text:p>IN2B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ERROR(OFFSET([Assignació.A$4];MATCH([.$A24];[Assignació.$C$4:.$C$44];0)-1;0 );&quot;&quot;)" office:value-type="string" office:string-value="IN4B" calcext:value-type="string">
            <text:p>IN4B</text:p>
          </table:table-cell>
          <table:table-cell table:formula="of:=IFERROR(OFFSET([Assignació.B$4];MATCH([.$A24];[Assignació.$C$4:.$C$44];0)-1;0 );&quot;&quot;)" office:value-type="string" office:string-value="O" calcext:value-type="string">
            <text:p>O</text:p>
          </table:table-cell>
          <table:table-cell table:number-columns-repeated="9"/>
          <table:table-cell table:style-name="ce4" office:value-type="string" calcext:value-type="string">
            <text:p>IN4B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ERROR(OFFSET([Assignació.A$4];MATCH([.$A25];[Assignació.$C$4:.$C$44];0)-1;0 );&quot;&quot;)" office:value-type="string" office:string-value="IN2A" calcext:value-type="string">
            <text:p>IN2A</text:p>
          </table:table-cell>
          <table:table-cell table:formula="of:=IFERROR(OFFSET([Assignació.B$4];MATCH([.$A25];[Assignació.$C$4:.$C$44];0)-1;0 );&quot;&quot;)" office:value-type="string" office:string-value="O" calcext:value-type="string">
            <text:p>O</text:p>
          </table:table-cell>
          <table:table-cell table:number-columns-repeated="9"/>
          <table:table-cell table:style-name="ce4" office:value-type="string" calcext:value-type="string">
            <text:p>ENC1A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ERROR(OFFSET([Assignació.A$4];MATCH([.$A26];[Assignació.$C$4:.$C$44];0)-1;0 );&quot;&quot;)" office:value-type="string" office:string-value="ADC_1" calcext:value-type="string">
            <text:p>ADC_1</text:p>
          </table:table-cell>
          <table:table-cell table:formula="of:=IFERROR(OFFSET([Assignació.B$4];MATCH([.$A26];[Assignació.$C$4:.$C$44];0)-1;0 );&quot;&quot;)" office:value-type="string" office:string-value="I" calcext:value-type="string">
            <text:p>I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8"/>
          <table:table-cell table:style-name="ce4" office:value-type="string" calcext:value-type="string">
            <text:p>ENC1B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ERROR(OFFSET([Assignació.A$4];MATCH([.$A27];[Assignació.$C$4:.$C$44];0)-1;0 );&quot;&quot;)" office:value-type="string" office:string-value="ADC_2" calcext:value-type="string">
            <text:p>ADC_2</text:p>
          </table:table-cell>
          <table:table-cell table:formula="of:=IFERROR(OFFSET([Assignació.B$4];MATCH([.$A27];[Assignació.$C$4:.$C$44];0)-1;0 );&quot;&quot;)" office:value-type="string" office:string-value="I" calcext:value-type="string">
            <text:p>I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8"/>
          <table:table-cell table:style-name="ce4" office:value-type="string" calcext:value-type="string">
            <text:p>ENC2A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ERROR(OFFSET([Assignació.A$4];MATCH([.$A28];[Assignació.$C$4:.$C$44];0)-1;0 );&quot;&quot;)" office:value-type="string" office:string-value="I_SENSE" calcext:value-type="string">
            <text:p>I_SENSE</text:p>
          </table:table-cell>
          <table:table-cell table:formula="of:=IFERROR(OFFSET([Assignació.B$4];MATCH([.$A28];[Assignació.$C$4:.$C$44];0)-1;0 );&quot;&quot;)" office:value-type="string" office:string-value="I" calcext:value-type="string">
            <text:p>I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8"/>
          <table:table-cell table:style-name="ce4" office:value-type="string" calcext:value-type="string">
            <text:p>ENC2B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ERROR(OFFSET([Assignació.A$4];MATCH([.$A29];[Assignació.$C$4:.$C$44];0)-1;0 );&quot;&quot;)">
            <text:p/>
          </table:table-cell>
          <table:table-cell table:formula="of:=IFERROR(OFFSET([Assignació.B$4];MATCH([.$A29];[Assignació.$C$4:.$C$44];0)-1;0 );&quot;&quot;)">
            <text:p/>
          </table:table-cell>
          <table:table-cell office:value-type="string" calcext:value-type="string">
            <text:p>Només entrada, no té pull-up ni pull-down</text:p>
          </table:table-cell>
          <table:table-cell table:number-columns-repeated="8"/>
          <table:table-cell table:style-name="ce4" office:value-type="string" calcext:value-type="string">
            <text:p>ENC3A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 office:value-type="string" calcext:value-type="string">
            <text:p>ENC3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COUNTA([.C4:.C29])-COUNTBLANK([.C4:.C29])" office:value-type="float" office:value="20" calcext:value-type="float">
            <text:p>20</text:p>
          </table:table-cell>
          <table:table-cell table:number-columns-repeated="9"/>
          <table:table-cell table:style-name="ce4" office:value-type="string" calcext:value-type="string">
            <text:p>ENC4A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 office:value-type="string" calcext:value-type="string">
            <text:p>ENC4B</text:p>
          </table:table-cell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2" table:style-name="ta1">
        <table:table-column table:style-name="co1" table:number-columns-repeated="10" table:default-cell-style-name="ce6"/>
        <table:table-column table:style-name="co2" table:number-columns-repeated="1014" table:default-cell-style-name="ce6"/>
        <table:table-row table:style-name="ro1">
          <table:table-cell office:value-type="string" calcext:value-type="string">
            <text:p>Assignació en ESP2</text:p>
          </table:table-cell>
          <table:table-cell/>
          <table:table-cell office:value-type="string" calcext:value-type="string">
            <text:p>Nota: Edita l’assignació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Assignació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entaris</text:p>
          </table:table-cell>
          <table:table-cell table:number-columns-repeated="5"/>
          <table:table-cell office:value-type="string" calcext:value-type="string">
            <text:p>Nota: els strapping pins, o pins amb condicions especials en arrencar, ja incorporen les R necessaries internamen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OFFSET([Assignació.A$4];MATCH([.$A4];[Assignació.$D$4:.$D$44];0)-1;0 );&quot;&quot;)">
            <text:p/>
          </table:table-cell>
          <table:table-cell table:formula="of:=IFERROR(OFFSET([Assignació.B$4];MATCH([.$A4];[Assignació.$D$4:.$D$44];0)-1;0 );&quot;&quot;)">
            <text:p/>
          </table:table-cell>
          <table:table-cell office:value-type="string" calcext:value-type="string">
            <text:p>Sortida PWM en arrencar, pullup que per programar cal que pugui ser al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ERROR(OFFSET([Assignació.A$4];MATCH([.$A5];[Assignació.$D$4:.$D$44];0)-1;0 );&quot;&quot;)">
            <text:p/>
          </table:table-cell>
          <table:table-cell table:formula="of:=IFERROR(OFFSET([Assignació.B$4];MATCH([.$A5];[Assignació.$D$4:.$D$44];0)-1;0 );&quot;&quot;)">
            <text:p/>
          </table:table-cell>
          <table:table-cell office:value-type="string" calcext:value-type="string">
            <text:p>TX per comunicacions, sortida en arrencar,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ERROR(OFFSET([Assignació.A$4];MATCH([.$A6];[Assignació.$D$4:.$D$44];0)-1;0 );&quot;&quot;)">
            <text:p/>
          </table:table-cell>
          <table:table-cell table:formula="of:=IFERROR(OFFSET([Assignació.B$4];MATCH([.$A6];[Assignació.$D$4:.$D$44];0)-1;0 );&quot;&quot;)">
            <text:p/>
          </table:table-cell>
          <table:table-cell office:value-type="string" calcext:value-type="string">
            <text:p>LED incorporat, cal que pugui ser LOW per programa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ERROR(OFFSET([Assignació.A$4];MATCH([.$A7];[Assignació.$D$4:.$D$44];0)-1;0 );&quot;&quot;)">
            <text:p/>
          </table:table-cell>
          <table:table-cell table:formula="of:=IFERROR(OFFSET([Assignació.B$4];MATCH([.$A7];[Assignació.$D$4:.$D$44];0)-1;0 );&quot;&quot;)">
            <text:p/>
          </table:table-cell>
          <table:table-cell office:value-type="string" calcext:value-type="string">
            <text:p>RX, només entrada, alt en arrenca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ERROR(OFFSET([Assignació.A$4];MATCH([.$A8];[Assignació.$D$4:.$D$44];0)-1;0 );&quot;&quot;)" office:value-type="string" office:string-value="LED2" calcext:value-type="string">
            <text:p>LED2</text:p>
          </table:table-cell>
          <table:table-cell table:formula="of:=IFERROR(OFFSET([Assignació.B$4];MATCH([.$A8];[Assignació.$D$4:.$D$44];0)-1;0 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ERROR(OFFSET([Assignació.A$4];MATCH([.$A9];[Assignació.$D$4:.$D$44];0)-1;0 );&quot;&quot;)" office:value-type="string" office:string-value="SERVO1" calcext:value-type="string">
            <text:p>SERVO1</text:p>
          </table:table-cell>
          <table:table-cell table:formula="of:=IFERROR(OFFSET([Assignació.B$4];MATCH([.$A9];[Assignació.$D$4:.$D$44];0)-1;0 );&quot;&quot;)" office:value-type="string" office:string-value="O" calcext:value-type="string">
            <text:p>O</text:p>
          </table:table-cell>
          <table:table-cell office:value-type="string" calcext:value-type="string">
            <text:p>sortida PWM en arrencar, cal que sigui alt en arrencar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ERROR(OFFSET([Assignació.A$4];MATCH([.$A10];[Assignació.$D$4:.$D$44];0)-1;0 );&quot;&quot;)" office:value-type="string" office:string-value="VENT2" calcext:value-type="string">
            <text:p>VENT2</text:p>
          </table:table-cell>
          <table:table-cell table:formula="of:=IFERROR(OFFSET([Assignació.B$4];MATCH([.$A10];[Assignació.$D$4:.$D$44];0)-1;0 );&quot;&quot;)" office:value-type="string" office:string-value="O" calcext:value-type="string">
            <text:p>O</text:p>
          </table:table-cell>
          <table:table-cell office:value-type="string" calcext:value-type="string">
            <text:p>cal que sigui baix en arrencar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ERROR(OFFSET([Assignació.A$4];MATCH([.$A11];[Assignació.$D$4:.$D$44];0)-1;0 );&quot;&quot;)" office:value-type="string" office:string-value="SERVO2" calcext:value-type="string">
            <text:p>SERVO2</text:p>
          </table:table-cell>
          <table:table-cell table:formula="of:=IFERROR(OFFSET([Assignació.B$4];MATCH([.$A11];[Assignació.$D$4:.$D$44];0)-1;0 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ERROR(OFFSET([Assignació.A$4];MATCH([.$A12];[Assignació.$D$4:.$D$44];0)-1;0 );&quot;&quot;)" office:value-type="string" office:string-value="SERVO4" calcext:value-type="string">
            <text:p>SERVO4</text:p>
          </table:table-cell>
          <table:table-cell table:formula="of:=IFERROR(OFFSET([Assignació.B$4];MATCH([.$A12];[Assignació.$D$4:.$D$44];0)-1;0 );&quot;&quot;)" office:value-type="string" office:string-value="O" calcext:value-type="string">
            <text:p>O</text:p>
          </table:table-cell>
          <table:table-cell office:value-type="string" calcext:value-type="string">
            <text:p>sortida PWM en arrencar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table:formula="of:=IFERROR(OFFSET([Assignació.A$4];MATCH([.$A13];[Assignació.$D$4:.$D$44];0)-1;0 );&quot;&quot;)">
            <text:p/>
          </table:table-cell>
          <table:table-cell table:style-name="ce4" table:formula="of:=IFERROR(OFFSET([Assignació.B$4];MATCH([.$A13];[Assignació.$D$4:.$D$44];0)-1;0 );&quot;&quot;)">
            <text:p/>
          </table:table-cell>
          <table:table-cell table:style-name="ce4" office:value-type="string" calcext:value-type="string">
            <text:p>sortida PWM en arrencar, ha de ser alt en arrencar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ERROR(OFFSET([Assignació.A$4];MATCH([.$A14];[Assignació.$D$4:.$D$44];0)-1;0 );&quot;&quot;)" office:value-type="string" office:string-value="LED1" calcext:value-type="string">
            <text:p>LED1</text:p>
          </table:table-cell>
          <table:table-cell table:formula="of:=IFERROR(OFFSET([Assignació.B$4];MATCH([.$A14];[Assignació.$D$4:.$D$44];0)-1;0 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ERROR(OFFSET([Assignació.A$4];MATCH([.$A15];[Assignació.$D$4:.$D$44];0)-1;0 );&quot;&quot;)" office:value-type="string" office:string-value="VENT1" calcext:value-type="string">
            <text:p>VENT1</text:p>
          </table:table-cell>
          <table:table-cell table:formula="of:=IFERROR(OFFSET([Assignació.B$4];MATCH([.$A15];[Assignació.$D$4:.$D$44];0)-1;0 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ERROR(OFFSET([Assignació.A$4];MATCH([.$A16];[Assignació.$D$4:.$D$44];0)-1;0 );&quot;&quot;)" office:value-type="string" office:string-value="SERVO7" calcext:value-type="string">
            <text:p>SERVO7</text:p>
          </table:table-cell>
          <table:table-cell table:formula="of:=IFERROR(OFFSET([Assignació.B$4];MATCH([.$A16];[Assignació.$D$4:.$D$44];0)-1;0 );&quot;&quot;)" office:value-type="string" office:string-value="O" calcext:value-type="string">
            <text:p>O</text:p>
          </table:table-cell>
          <table:table-cell table:number-columns-repeated="8"/>
          <table:table-cell office:value-type="string" calcext:value-type="string">
            <text:p>LED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ERROR(OFFSET([Assignació.A$4];MATCH([.$A17];[Assignació.$D$4:.$D$44];0)-1;0 );&quot;&quot;)" office:value-type="string" office:string-value="SERVO6" calcext:value-type="string">
            <text:p>SERVO6</text:p>
          </table:table-cell>
          <table:table-cell table:formula="of:=IFERROR(OFFSET([Assignació.B$4];MATCH([.$A17];[Assignació.$D$4:.$D$44];0)-1;0 );&quot;&quot;)" office:value-type="string" office:string-value="O" calcext:value-type="string">
            <text:p>O</text:p>
          </table:table-cell>
          <table:table-cell table:number-columns-repeated="8"/>
          <table:table-cell office:value-type="string" calcext:value-type="string">
            <text:p>VENT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ERROR(OFFSET([Assignació.A$4];MATCH([.$A18];[Assignació.$D$4:.$D$44];0)-1;0 );&quot;&quot;)" office:value-type="string" office:string-value="SDA" calcext:value-type="string">
            <text:p>SDA</text:p>
          </table:table-cell>
          <table:table-cell table:formula="of:=IFERROR(OFFSET([Assignació.B$4];MATCH([.$A18];[Assignació.$D$4:.$D$44];0)-1;0 );&quot;&quot;)" office:value-type="string" office:string-value="I/O" calcext:value-type="string">
            <text:p>I/O</text:p>
          </table:table-cell>
          <table:table-cell table:number-columns-repeated="8"/>
          <table:table-cell office:value-type="string" calcext:value-type="string">
            <text:p>VENT2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ERROR(OFFSET([Assignació.A$4];MATCH([.$A19];[Assignació.$D$4:.$D$44];0)-1;0 );&quot;&quot;)" office:value-type="string" office:string-value="SCL" calcext:value-type="string">
            <text:p>SCL</text:p>
          </table:table-cell>
          <table:table-cell table:formula="of:=IFERROR(OFFSET([Assignació.B$4];MATCH([.$A19];[Assignació.$D$4:.$D$44];0)-1;0 );&quot;&quot;)" office:value-type="string" office:string-value="I/O" calcext:value-type="string">
            <text:p>I/O</text:p>
          </table:table-cell>
          <table:table-cell table:number-columns-repeated="8"/>
          <table:table-cell office:value-type="string" calcext:value-type="string">
            <text:p>ENC_LA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ERROR(OFFSET([Assignació.A$4];MATCH([.$A20];[Assignació.$D$4:.$D$44];0)-1;0 );&quot;&quot;)" office:value-type="string" office:string-value="SERVO3" calcext:value-type="string">
            <text:p>SERVO3</text:p>
          </table:table-cell>
          <table:table-cell table:formula="of:=IFERROR(OFFSET([Assignació.B$4];MATCH([.$A20];[Assignació.$D$4:.$D$44];0)-1;0 );&quot;&quot;)" office:value-type="string" office:string-value="O" calcext:value-type="string">
            <text:p>O</text:p>
          </table:table-cell>
          <table:table-cell table:number-columns-repeated="8"/>
          <table:table-cell office:value-type="string" calcext:value-type="string">
            <text:p>ENC_LB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ERROR(OFFSET([Assignació.A$4];MATCH([.$A21];[Assignació.$D$4:.$D$44];0)-1;0 );&quot;&quot;)" office:value-type="string" office:string-value="MOT_L" calcext:value-type="string">
            <text:p>MOT_L</text:p>
          </table:table-cell>
          <table:table-cell table:formula="of:=IFERROR(OFFSET([Assignació.B$4];MATCH([.$A21];[Assignació.$D$4:.$D$44];0)-1;0 );&quot;&quot;)" office:value-type="string" office:string-value="O" calcext:value-type="string">
            <text:p>O</text:p>
          </table:table-cell>
          <table:table-cell table:number-columns-repeated="8"/>
          <table:table-cell office:value-type="string" calcext:value-type="string">
            <text:p>MOT_L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ERROR(OFFSET([Assignació.A$4];MATCH([.$A22];[Assignació.$D$4:.$D$44];0)-1;0 );&quot;&quot;)" office:value-type="string" office:string-value="SERVO8" calcext:value-type="string">
            <text:p>SERVO8</text:p>
          </table:table-cell>
          <table:table-cell table:formula="of:=IFERROR(OFFSET([Assignació.B$4];MATCH([.$A22];[Assignació.$D$4:.$D$44];0)-1;0 );&quot;&quot;)" office:value-type="string" office:string-value="O" calcext:value-type="string">
            <text:p>O</text:p>
          </table:table-cell>
          <table:table-cell table:number-columns-repeated="8"/>
          <table:table-cell office:value-type="string" calcext:value-type="string">
            <text:p>SERVO1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ERROR(OFFSET([Assignació.A$4];MATCH([.$A23];[Assignació.$D$4:.$D$44];0)-1;0 );&quot;&quot;)" office:value-type="string" office:string-value="ENC_LA" calcext:value-type="string">
            <text:p>ENC_LA</text:p>
          </table:table-cell>
          <table:table-cell table:formula="of:=IFERROR(OFFSET([Assignació.B$4];MATCH([.$A23];[Assignació.$D$4:.$D$44];0)-1;0 );&quot;&quot;)" office:value-type="string" office:string-value="I" calcext:value-type="string">
            <text:p>I</text:p>
          </table:table-cell>
          <table:table-cell table:number-columns-repeated="8"/>
          <table:table-cell office:value-type="string" calcext:value-type="string">
            <text:p>SERVO2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ERROR(OFFSET([Assignació.A$4];MATCH([.$A24];[Assignació.$D$4:.$D$44];0)-1;0 );&quot;&quot;)" office:value-type="string" office:string-value="ENC_LB" calcext:value-type="string">
            <text:p>ENC_LB</text:p>
          </table:table-cell>
          <table:table-cell table:formula="of:=IFERROR(OFFSET([Assignació.B$4];MATCH([.$A24];[Assignació.$D$4:.$D$44];0)-1;0 );&quot;&quot;)" office:value-type="string" office:string-value="I" calcext:value-type="string">
            <text:p>I</text:p>
          </table:table-cell>
          <table:table-cell table:number-columns-repeated="8"/>
          <table:table-cell office:value-type="string" calcext:value-type="string">
            <text:p>SERVO3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ERROR(OFFSET([Assignació.A$4];MATCH([.$A25];[Assignació.$D$4:.$D$44];0)-1;0 );&quot;&quot;)" office:value-type="string" office:string-value="SERVO5" calcext:value-type="string">
            <text:p>SERVO5</text:p>
          </table:table-cell>
          <table:table-cell table:formula="of:=IFERROR(OFFSET([Assignació.B$4];MATCH([.$A25];[Assignació.$D$4:.$D$44];0)-1;0 );&quot;&quot;)" office:value-type="string" office:string-value="O" calcext:value-type="string">
            <text:p>O</text:p>
          </table:table-cell>
          <table:table-cell table:number-columns-repeated="8"/>
          <table:table-cell office:value-type="string" calcext:value-type="string">
            <text:p>SERVO4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ERROR(OFFSET([Assignació.A$4];MATCH([.$A26];[Assignació.$D$4:.$D$44];0)-1;0 );&quot;&quot;)" office:value-type="string" office:string-value="TEMP." calcext:value-type="string">
            <text:p>TEMP.</text:p>
          </table:table-cell>
          <table:table-cell table:formula="of:=IFERROR(OFFSET([Assignació.B$4];MATCH([.$A26];[Assignació.$D$4:.$D$44];0)-1;0 );&quot;&quot;)" office:value-type="string" office:string-value="I" calcext:value-type="string">
            <text:p>I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7"/>
          <table:table-cell office:value-type="string" calcext:value-type="string">
            <text:p>SDA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ERROR(OFFSET([Assignació.A$4];MATCH([.$A27];[Assignació.$D$4:.$D$44];0)-1;0 );&quot;&quot;)" office:value-type="string" office:string-value="/INT_GPIO" calcext:value-type="string">
            <text:p>/INT_GPIO</text:p>
          </table:table-cell>
          <table:table-cell table:formula="of:=IFERROR(OFFSET([Assignació.B$4];MATCH([.$A27];[Assignació.$D$4:.$D$44];0)-1;0 );&quot;&quot;)" office:value-type="string" office:string-value="I" calcext:value-type="string">
            <text:p>I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7"/>
          <table:table-cell office:value-type="string" calcext:value-type="string">
            <text:p>SCL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ERROR(OFFSET([Assignació.A$4];MATCH([.$A28];[Assignació.$D$4:.$D$44];0)-1;0 );&quot;&quot;)" office:value-type="string" office:string-value="SENSE_ALM" calcext:value-type="string">
            <text:p>SENSE_ALM</text:p>
          </table:table-cell>
          <table:table-cell table:formula="of:=IFERROR(OFFSET([Assignació.B$4];MATCH([.$A28];[Assignació.$D$4:.$D$44];0)-1;0 );&quot;&quot;)" office:value-type="string" office:string-value="I" calcext:value-type="string">
            <text:p>I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7"/>
          <table:table-cell office:value-type="string" calcext:value-type="string">
            <text:p>SERVO5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ERROR(OFFSET([Assignació.A$4];MATCH([.$A29];[Assignació.$D$4:.$D$44];0)-1;0 );&quot;&quot;)" office:value-type="string" office:string-value="BAT_EN" calcext:value-type="string">
            <text:p>BAT_EN</text:p>
          </table:table-cell>
          <table:table-cell table:formula="of:=IFERROR(OFFSET([Assignació.B$4];MATCH([.$A29];[Assignació.$D$4:.$D$44];0)-1;0 );&quot;&quot;)" office:value-type="string" office:string-value="I" calcext:value-type="string">
            <text:p>I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7"/>
          <table:table-cell office:value-type="string" calcext:value-type="string">
            <text:p>SERVO6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RVO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COUNTA([.C4:.C29])-COUNTBLANK([.C4:.C29])"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SERVO8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LED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LM35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7">
          <table:table-cell table:style-name="Default" table:number-columns-repeated="3"/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1_MALAMENT" table:style-name="ta1">
        <table:table-column table:style-name="co1" table:number-columns-repeated="10" table:default-cell-style-name="ce6"/>
        <table:table-column table:style-name="co2" table:number-columns-repeated="1014" table:default-cell-style-name="ce6"/>
        <table:table-row table:style-name="ro1">
          <table:table-cell office:value-type="string" calcext:value-type="string">
            <text:p>Assignació en ESP1</text:p>
          </table:table-cell>
          <table:table-cell/>
          <table:table-cell office:value-type="string" calcext:value-type="string">
            <text:p>Nota: Edita l’assignació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Assignació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mentaris</text:p>
          </table:table-cell>
          <table:table-cell table:number-columns-repeated="5"/>
          <table:table-cell office:value-type="string" calcext:value-type="string">
            <text:p>Nota: els strapping pins, o pins amb condicions especials en arrencar, ja incorporen les R necessaries internament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LOOKUP([.A4];[Assignació.$C$49:.$C$89];[Assignació.$A$49:.$A$89]);&quot;&quot;)">
            <text:p/>
          </table:table-cell>
          <table:table-cell table:formula="of:=IFERROR(LOOKUP([.A4];[Assignació.$C$4:.$C$44];[Assignació.$B$4:.$B$44]);&quot;&quot;)">
            <text:p/>
          </table:table-cell>
          <table:table-cell office:value-type="string" calcext:value-type="string">
            <text:p>Sortida PWM en arrencar, pullup que per programar cal que pugui ser al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ERROR(LOOKUP([.A5];[Assignació.$C$49:.$C$89];[Assignació.$A$49:.$A$89]);&quot;&quot;)">
            <text:p/>
          </table:table-cell>
          <table:table-cell table:formula="of:=IFERROR(LOOKUP([.A5];[Assignació.$C$4:.$C$44];[Assignació.$B$4:.$B$44]);&quot;&quot;)">
            <text:p/>
          </table:table-cell>
          <table:table-cell office:value-type="string" calcext:value-type="string">
            <text:p>TX per comunicacions, sortida en arrencar,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ERROR(LOOKUP([.A6];[Assignació.$C$49:.$C$89];[Assignació.$A$49:.$A$89]);&quot;&quot;)">
            <text:p/>
          </table:table-cell>
          <table:table-cell table:formula="of:=IFERROR(LOOKUP([.A6];[Assignació.$C$4:.$C$44];[Assignació.$B$4:.$B$44]);&quot;&quot;)">
            <text:p/>
          </table:table-cell>
          <table:table-cell office:value-type="string" calcext:value-type="string">
            <text:p>LED incorporat, cal que pugui ser LOW per programa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ERROR(LOOKUP([.A7];[Assignació.$C$49:.$C$89];[Assignació.$A$49:.$A$89]);&quot;&quot;)">
            <text:p/>
          </table:table-cell>
          <table:table-cell table:formula="of:=IFERROR(LOOKUP([.A7];[Assignació.$C$4:.$C$44];[Assignació.$B$4:.$B$44]);&quot;&quot;)">
            <text:p/>
          </table:table-cell>
          <table:table-cell office:value-type="string" calcext:value-type="string">
            <text:p>RX, només entrada, alt en arrenca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ERROR(LOOKUP([.A8];[Assignació.$C$49:.$C$89];[Assignació.$A$49:.$A$89]);&quot;&quot;)">
            <text:p/>
          </table:table-cell>
          <table:table-cell table:formula="of:=IFERROR(LOOKUP([.A8];[Assignació.$C$4:.$C$44];[Assignació.$B$4:.$B$44]);&quot;&quot;)">
            <text:p/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ERROR(LOOKUP([.A9];[Assignació.$C$49:.$C$89];[Assignació.$A$49:.$A$89]);&quot;&quot;)">
            <text:p/>
          </table:table-cell>
          <table:table-cell table:formula="of:=IFERROR(LOOKUP([.A9];[Assignació.$C$4:.$C$44];[Assignació.$B$4:.$B$44]);&quot;&quot;)">
            <text:p/>
          </table:table-cell>
          <table:table-cell office:value-type="string" calcext:value-type="string">
            <text:p>sortida PWM en arrencar, cal que sigui alt en arrencar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ERROR(LOOKUP([.A10];[Assignació.$C$49:.$C$89];[Assignació.$A$49:.$A$89]);&quot;&quot;)">
            <text:p/>
          </table:table-cell>
          <table:table-cell table:formula="of:=IFERROR(LOOKUP([.A10];[Assignació.$C$4:.$C$44];[Assignació.$B$4:.$B$44]);&quot;&quot;)">
            <text:p/>
          </table:table-cell>
          <table:table-cell office:value-type="string" calcext:value-type="string">
            <text:p>cal que sigui baix en arrencar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ERROR(LOOKUP([.A11];[Assignació.$C$49:.$C$89];[Assignació.$A$49:.$A$89]);&quot;&quot;)">
            <text:p/>
          </table:table-cell>
          <table:table-cell table:formula="of:=IFERROR(LOOKUP([.A11];[Assignació.$C$4:.$C$44];[Assignació.$B$4:.$B$44]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ERROR(LOOKUP([.A12];[Assignació.$C$49:.$C$89];[Assignació.$A$49:.$A$89]);&quot;&quot;)">
            <text:p/>
          </table:table-cell>
          <table:table-cell table:formula="of:=IFERROR(LOOKUP([.A12];[Assignació.$C$4:.$C$44];[Assignació.$B$4:.$B$44]);&quot;&quot;)">
            <text:p/>
          </table:table-cell>
          <table:table-cell office:value-type="string" calcext:value-type="string">
            <text:p>sortida PWM en arrencar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ERROR(LOOKUP([.A13];[Assignació.$C$49:.$C$89];[Assignació.$A$49:.$A$89]);&quot;&quot;)">
            <text:p/>
          </table:table-cell>
          <table:table-cell table:formula="of:=IFERROR(LOOKUP([.A13];[Assignació.$C$4:.$C$44];[Assignació.$B$4:.$B$44]);&quot;&quot;)">
            <text:p/>
          </table:table-cell>
          <table:table-cell office:value-type="string" calcext:value-type="string">
            <text:p>sortida PWM en arrencar, ha de ser alt en arrencar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ERROR(LOOKUP([.A14];[Assignació.$C$49:.$C$89];[Assignació.$A$49:.$A$89]);&quot;&quot;)">
            <text:p/>
          </table:table-cell>
          <table:table-cell table:formula="of:=IFERROR(LOOKUP([.A14];[Assignació.$C$4:.$C$44];[Assignació.$B$4:.$B$44]);&quot;&quot;)">
            <text:p/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ERROR(LOOKUP([.A15];[Assignació.$C$49:.$C$89];[Assignació.$A$49:.$A$89]);&quot;&quot;)">
            <text:p/>
          </table:table-cell>
          <table:table-cell table:formula="of:=IFERROR(LOOKUP([.A15];[Assignació.$C$4:.$C$44];[Assignació.$B$4:.$B$44]);&quot;&quot;)">
            <text:p/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ERROR(LOOKUP([.A16];[Assignació.$C$49:.$C$89];[Assignació.$A$49:.$A$89]);&quot;&quot;)">
            <text:p/>
          </table:table-cell>
          <table:table-cell table:formula="of:=IFERROR(LOOKUP([.A16];[Assignació.$C$4:.$C$44];[Assignació.$B$4:.$B$44]);&quot;&quot;)">
            <text:p/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ERROR(LOOKUP([.A17];[Assignació.$C$49:.$C$89];[Assignació.$A$49:.$A$89]);&quot;&quot;)">
            <text:p/>
          </table:table-cell>
          <table:table-cell table:formula="of:=IFERROR(LOOKUP([.A17];[Assignació.$C$4:.$C$44];[Assignació.$B$4:.$B$44]);&quot;&quot;)">
            <text:p/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ERROR(LOOKUP([.A18];[Assignació.$C$49:.$C$89];[Assignació.$A$49:.$A$89]);&quot;&quot;)">
            <text:p/>
          </table:table-cell>
          <table:table-cell table:formula="of:=IFERROR(LOOKUP([.A18];[Assignació.$C$4:.$C$44];[Assignació.$B$4:.$B$44]);&quot;&quot;)">
            <text:p/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ERROR(LOOKUP([.A19];[Assignació.$C$49:.$C$89];[Assignació.$A$49:.$A$89]);&quot;&quot;)">
            <text:p/>
          </table:table-cell>
          <table:table-cell table:formula="of:=IFERROR(LOOKUP([.A19];[Assignació.$C$4:.$C$44];[Assignació.$B$4:.$B$44]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ERROR(LOOKUP([.A20];[Assignació.$C$49:.$C$89];[Assignació.$A$49:.$A$89]);&quot;&quot;)">
            <text:p/>
          </table:table-cell>
          <table:table-cell table:formula="of:=IFERROR(LOOKUP([.A20];[Assignació.$C$4:.$C$44];[Assignació.$B$4:.$B$44]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ERROR(LOOKUP([.A21];[Assignació.$C$49:.$C$89];[Assignació.$A$49:.$A$89]);&quot;&quot;)">
            <text:p/>
          </table:table-cell>
          <table:table-cell table:formula="of:=IFERROR(LOOKUP([.A21];[Assignació.$C$4:.$C$44];[Assignació.$B$4:.$B$44]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ERROR(LOOKUP([.A22];[Assignació.$C$49:.$C$89];[Assignació.$A$49:.$A$89]);&quot;&quot;)">
            <text:p/>
          </table:table-cell>
          <table:table-cell table:formula="of:=IFERROR(LOOKUP([.A22];[Assignació.$C$4:.$C$44];[Assignació.$B$4:.$B$44]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ERROR(LOOKUP([.A23];[Assignació.$C$49:.$C$89];[Assignació.$A$49:.$A$89]);&quot;&quot;)">
            <text:p/>
          </table:table-cell>
          <table:table-cell table:formula="of:=IFERROR(LOOKUP([.A23];[Assignació.$C$4:.$C$44];[Assignació.$B$4:.$B$44]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ERROR(LOOKUP([.A24];[Assignació.$C$49:.$C$89];[Assignació.$A$49:.$A$89]);&quot;&quot;)">
            <text:p/>
          </table:table-cell>
          <table:table-cell table:formula="of:=IFERROR(LOOKUP([.A24];[Assignació.$C$4:.$C$44];[Assignació.$B$4:.$B$44]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ERROR(LOOKUP([.A25];[Assignació.$C$49:.$C$89];[Assignació.$A$49:.$A$89]);&quot;&quot;)">
            <text:p/>
          </table:table-cell>
          <table:table-cell table:formula="of:=IFERROR(LOOKUP([.A25];[Assignació.$C$4:.$C$44];[Assignació.$B$4:.$B$44]);&quot;&quot;)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ERROR(LOOKUP([.A26];[Assignació.$C$49:.$C$89];[Assignació.$A$49:.$A$89]);&quot;&quot;)">
            <text:p/>
          </table:table-cell>
          <table:table-cell table:formula="of:=IFERROR(LOOKUP([.A26];[Assignació.$C$4:.$C$44];[Assignació.$B$4:.$B$44]);&quot;&quot;)" office:value-type="string" office:string-value="I" calcext:value-type="string">
            <text:p>I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ERROR(LOOKUP([.A27];[Assignació.$C$49:.$C$89];[Assignació.$A$49:.$A$89]);&quot;&quot;)">
            <text:p/>
          </table:table-cell>
          <table:table-cell table:formula="of:=IFERROR(LOOKUP([.A27];[Assignació.$C$4:.$C$44];[Assignació.$B$4:.$B$44]);&quot;&quot;)" office:value-type="string" office:string-value="I" calcext:value-type="string">
            <text:p>I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ERROR(LOOKUP([.A28];[Assignació.$C$49:.$C$89];[Assignació.$A$49:.$A$89]);&quot;&quot;)">
            <text:p/>
          </table:table-cell>
          <table:table-cell table:formula="of:=IFERROR(LOOKUP([.A28];[Assignació.$C$4:.$C$44];[Assignació.$B$4:.$B$44]);&quot;&quot;)" office:value-type="string" office:string-value="I" calcext:value-type="string">
            <text:p>I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ERROR(LOOKUP([.A29];[Assignació.$C$49:.$C$89];[Assignació.$A$49:.$A$89]);&quot;&quot;)">
            <text:p/>
          </table:table-cell>
          <table:table-cell table:formula="of:=IFERROR(LOOKUP([.A29];[Assignació.$C$4:.$C$44];[Assignació.$B$4:.$B$44]);&quot;&quot;)" office:value-type="string" office:string-value="I" calcext:value-type="string">
            <text:p>I</text:p>
          </table:table-cell>
          <table:table-cell office:value-type="string" calcext:value-type="string">
            <text:p>Només entrada, no té pull-up ni pull-down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imentacions" table:style-name="ta2">
        <table:table-column table:style-name="co4" table:number-columns-repeated="2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018" table:default-cell-style-name="ce6"/>
        <table:table-row table:style-name="ro1">
          <table:table-cell table:style-name="ce14" office:value-type="string" calcext:value-type="string">
            <text:p>12v</text:p>
          </table:table-cell>
          <table:table-cell table:style-name="ce14" office:value-type="string" calcext:value-type="string">
            <text:p>12V_1</text:p>
          </table:table-cell>
          <table:table-cell table:style-name="ce14" office:value-type="string" calcext:value-type="string">
            <text:p>3.3v</text:p>
          </table:table-cell>
          <table:table-cell table:style-name="ce14" office:value-type="string" calcext:value-type="string">
            <text:p>5v_A</text:p>
          </table:table-cell>
          <table:table-cell table:style-name="ce14" office:value-type="string" calcext:value-type="string">
            <text:p>5v_B</text:p>
          </table:table-cell>
          <table:table-cell table:style-name="ce14" office:value-type="string" calcext:value-type="string">
            <text:p>5v_C</text:p>
          </table:table-cell>
          <table:table-cell table:style-name="ce14" table:number-columns-repeated="1018"/>
        </table:table-row>
        <table:table-row table:style-name="ro1">
          <table:table-cell office:value-type="string" calcext:value-type="string">
            <text:p>driver motor_1</text:p>
          </table:table-cell>
          <table:table-cell office:value-type="string" calcext:value-type="string">
            <text:p>driver motor_2</text:p>
          </table:table-cell>
          <table:table-cell office:value-type="string" calcext:value-type="string">
            <text:p>sensors/servos random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encoders</text:p>
          </table:table-cell>
          <table:table-cell office:value-type="string" calcext:value-type="string">
            <text:p>servo (4,5,6,7,8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i2c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entilado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idar DI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s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rvo (1,2,3)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3">
        <table:table-column table:style-name="co2" table:number-columns-repeated="1024" table:default-cell-style-name="ce6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sp1</text:p>
          </table:table-cell>
          <table:table-cell office:value-type="string" calcext:value-type="string">
            <text:p>esp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ssignació.A49:Assignació.D89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ffffcc"/>
      <style:text-properties fo:color="#996600"/>
    </style:style>
    <style:style style:name="cf2" style:family="table-cell" style:parent-style-name="Default" style:data-style-name="N0">
      <style:text-properties fo:color="#cc0000"/>
    </style:style>
    <style:style style:name="cf3" style:family="table-cell" style:parent-style-name="Default" style:data-style-name="N0">
      <style:table-cell-properties fo:background-color="#ccffcc"/>
      <style:text-properties fo:color="#006600"/>
    </style:style>
    <style:style style:name="cf4" style:family="table-cell" style:parent-style-name="Default" style:data-style-name="N0">
      <style:table-cell-properties fo:background-color="#ffcccc"/>
      <style:text-properties fo:color="#cc0000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/00/0000</text:date>, <text:time style:data-style-name="N2" text:time-value="13:11:09.264491187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3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meta:initial-creator>ianic</meta:initial-creator>
    <meta:creation-date>2023-10-07T13:20:30Z</meta:creation-date>
    <dc:date>2024-08-04T14:08:13.546640400</dc:date>
    <meta:editing-cycles>19</meta:editing-cycles>
    <meta:editing-duration>PT3H13M56S</meta:editing-duration>
    <meta:print-date>2024-06-22T10:09:40.265899868</meta:print-date>
    <meta:printed-by>Fitxers PDF</meta:printed-by>
    <meta:document-statistic meta:table-count="6" meta:cell-count="702" meta:object-count="0"/>
  </office:meta>
</office:document-meta>
</file>